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ace" svg:font-family="monosace"/>
    <style:font-face style:name="monospace1" svg:font-family="monospace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mONOSPACE" svg:font-family="mONOSPACE" style:font-pitch="fixed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fdc10"/>
    </style:style>
    <style:style style:name="P2" style:family="paragraph" style:parent-style-name="Text_20_body">
      <style:paragraph-properties fo:text-align="justify" style:justify-single-word="false"/>
      <style:text-properties officeooo:paragraph-rsid="00075a75"/>
    </style:style>
    <style:style style:name="P3" style:family="paragraph" style:parent-style-name="Text_20_body">
      <style:paragraph-properties fo:text-align="justify" style:justify-single-word="false"/>
      <style:text-properties officeooo:paragraph-rsid="000ac4f1"/>
    </style:style>
    <style:style style:name="P4" style:family="paragraph" style:parent-style-name="Text_20_body">
      <style:paragraph-properties fo:text-align="justify" style:justify-single-word="false"/>
      <style:text-properties officeooo:rsid="000a13af" officeooo:paragraph-rsid="000a13af"/>
    </style:style>
    <style:style style:name="P5" style:family="paragraph" style:parent-style-name="Text_20_body">
      <style:text-properties officeooo:rsid="000a13af" officeooo:paragraph-rsid="000a13af"/>
    </style:style>
    <style:style style:name="P6" style:family="paragraph" style:parent-style-name="Text_20_body">
      <style:text-properties officeooo:rsid="000ac4f1" officeooo:paragraph-rsid="000ac4f1"/>
    </style:style>
    <style:style style:name="P7" style:family="paragraph" style:parent-style-name="Text_20_body">
      <style:text-properties officeooo:rsid="000c5730" officeooo:paragraph-rsid="000c5730"/>
    </style:style>
    <style:style style:name="P8" style:family="paragraph" style:parent-style-name="Text_20_body">
      <style:text-properties officeooo:rsid="000d00a4" officeooo:paragraph-rsid="000d00a4"/>
    </style:style>
    <style:style style:name="P9" style:family="paragraph" style:parent-style-name="Text_20_body">
      <style:text-properties style:font-name="monospace" officeooo:rsid="000d00a4" officeooo:paragraph-rsid="000d00a4"/>
    </style:style>
    <style:style style:name="P10" style:family="paragraph" style:parent-style-name="Text_20_body">
      <style:paragraph-properties fo:text-align="justify" style:justify-single-word="false"/>
      <style:text-properties style:font-name="monospace" officeooo:rsid="000d00a4" officeooo:paragraph-rsid="000d00a4"/>
    </style:style>
    <style:style style:name="P11" style:family="paragraph" style:parent-style-name="Text_20_body">
      <style:paragraph-properties fo:text-align="justify" style:justify-single-word="false"/>
      <style:text-properties style:font-name="monospace" officeooo:rsid="000ec4ea" officeooo:paragraph-rsid="000ec4ea"/>
    </style:style>
    <style:style style:name="P12" style:family="paragraph" style:parent-style-name="Text_20_body">
      <style:text-properties officeooo:rsid="001602da" officeooo:paragraph-rsid="001602da"/>
    </style:style>
    <style:style style:name="P13" style:family="paragraph" style:parent-style-name="Text_20_body">
      <style:text-properties style:font-name="Liberation Serif1" officeooo:rsid="001602da" officeooo:paragraph-rsid="001602da"/>
    </style:style>
    <style:style style:name="P14" style:family="paragraph" style:parent-style-name="Table_20_Contents">
      <style:paragraph-properties fo:text-align="justify" style:justify-single-word="false"/>
      <style:text-properties style:font-name="Liberation Serif" officeooo:rsid="00128f8f" officeooo:paragraph-rsid="00128f8f"/>
    </style:style>
    <style:style style:name="P15" style:family="paragraph" style:parent-style-name="Table_20_Contents">
      <style:paragraph-properties fo:text-align="justify" style:justify-single-word="false"/>
      <style:text-properties style:font-name="Liberation Serif" officeooo:rsid="001ace2c" officeooo:paragraph-rsid="001ace2c"/>
    </style:style>
    <style:style style:name="P16" style:family="paragraph" style:parent-style-name="Table_20_Contents">
      <style:paragraph-properties fo:text-align="justify" style:justify-single-word="false"/>
      <style:text-properties style:font-name="Liberation Serif" officeooo:rsid="0015a66e" officeooo:paragraph-rsid="0015a66e"/>
    </style:style>
    <style:style style:name="P17" style:family="paragraph" style:parent-style-name="Table_20_Contents">
      <style:paragraph-properties fo:text-align="justify" style:justify-single-word="false"/>
      <style:text-properties style:font-name="Liberation Serif"/>
    </style:style>
    <style:style style:name="P18" style:family="paragraph" style:parent-style-name="Table_20_Contents">
      <style:paragraph-properties fo:text-align="justify" style:justify-single-word="false"/>
      <style:text-properties style:font-name="Liberation Serif" officeooo:paragraph-rsid="001ace2c"/>
    </style:style>
    <style:style style:name="P19" style:family="paragraph" style:parent-style-name="Table_20_Contents">
      <style:paragraph-properties fo:text-align="justify" style:justify-single-word="false"/>
      <style:text-properties style:font-name="Liberation Serif" officeooo:rsid="001ef1f1" officeooo:paragraph-rsid="001ef1f1"/>
    </style:style>
    <style:style style:name="P20" style:family="paragraph" style:parent-style-name="Table_20_Contents">
      <style:paragraph-properties fo:text-align="justify" style:justify-single-word="false"/>
      <style:text-properties style:font-name="monospace" officeooo:rsid="000ec4ea" officeooo:paragraph-rsid="000ec4ea"/>
    </style:style>
    <style:style style:name="P21" style:family="paragraph" style:parent-style-name="Table_20_Contents">
      <style:paragraph-properties fo:text-align="justify" style:justify-single-word="false"/>
      <style:text-properties style:font-name="monospace" officeooo:rsid="000ec4ea" officeooo:paragraph-rsid="0011dc82"/>
    </style:style>
    <style:style style:name="P22" style:family="paragraph" style:parent-style-name="Table_20_Contents">
      <style:paragraph-properties fo:text-align="justify" style:justify-single-word="false"/>
      <style:text-properties style:font-name="monospace" officeooo:rsid="000ec4ea" officeooo:paragraph-rsid="00128f8f"/>
    </style:style>
    <style:style style:name="P23" style:family="paragraph" style:parent-style-name="Table_20_Contents">
      <style:paragraph-properties fo:text-align="justify" style:justify-single-word="false"/>
      <style:text-properties style:font-name="monospace" officeooo:rsid="000ec4ea" officeooo:paragraph-rsid="001ace2c"/>
    </style:style>
    <style:style style:name="P24" style:family="paragraph" style:parent-style-name="Table_20_Contents">
      <style:paragraph-properties fo:text-align="justify" style:justify-single-word="false"/>
      <style:text-properties style:font-name="monospace" officeooo:rsid="00128f8f" officeooo:paragraph-rsid="00128f8f"/>
    </style:style>
    <style:style style:name="P25" style:family="paragraph" style:parent-style-name="Table_20_Contents">
      <style:paragraph-properties fo:text-align="justify" style:justify-single-word="false"/>
      <style:text-properties style:font-name="monospace" officeooo:rsid="0015a66e" officeooo:paragraph-rsid="0015a66e"/>
    </style:style>
    <style:style style:name="P26" style:family="paragraph" style:parent-style-name="Table_20_Contents">
      <style:paragraph-properties fo:text-align="justify" style:justify-single-word="false"/>
      <style:text-properties style:font-name="monospace" officeooo:rsid="001ace2c" officeooo:paragraph-rsid="001ace2c"/>
    </style:style>
    <style:style style:name="P27" style:family="paragraph" style:parent-style-name="Table_20_Contents">
      <style:paragraph-properties fo:text-align="justify" style:justify-single-word="false"/>
      <style:text-properties style:font-name="monospace" officeooo:paragraph-rsid="001f2319"/>
    </style:style>
    <style:style style:name="P28" style:family="paragraph" style:parent-style-name="Table_20_Contents">
      <style:paragraph-properties fo:text-align="justify" style:justify-single-word="false"/>
      <style:text-properties style:font-name="monospace" officeooo:rsid="001f2319" officeooo:paragraph-rsid="001f2319"/>
    </style:style>
    <style:style style:name="P29" style:family="paragraph" style:parent-style-name="Heading_20_1">
      <style:paragraph-properties fo:text-align="justify" style:justify-single-word="false"/>
      <style:text-properties officeooo:rsid="00075a75" officeooo:paragraph-rsid="00075a75"/>
    </style:style>
    <style:style style:name="P30" style:family="paragraph" style:parent-style-name="Heading_20_3">
      <style:paragraph-properties fo:text-align="justify" style:justify-single-word="false"/>
      <style:text-properties officeooo:rsid="00075a75" officeooo:paragraph-rsid="00075a75"/>
    </style:style>
    <style:style style:name="P31" style:family="paragraph" style:parent-style-name="Heading_20_3">
      <style:text-properties officeooo:rsid="000a13af" officeooo:paragraph-rsid="000a13af"/>
    </style:style>
    <style:style style:name="P32" style:family="paragraph" style:parent-style-name="Heading_20_3">
      <style:text-properties officeooo:rsid="000d00a4" officeooo:paragraph-rsid="000d00a4"/>
    </style:style>
    <style:style style:name="P33" style:family="paragraph" style:parent-style-name="Heading_20_3">
      <style:text-properties officeooo:rsid="0015a66e" officeooo:paragraph-rsid="0015a66e"/>
    </style:style>
    <style:style style:name="T1" style:family="text">
      <style:text-properties officeooo:rsid="00075a75"/>
    </style:style>
    <style:style style:name="T2" style:family="text">
      <style:text-properties style:font-name="monospace"/>
    </style:style>
    <style:style style:name="T3" style:family="text">
      <style:text-properties style:font-name="monospace" officeooo:rsid="00075a75"/>
    </style:style>
    <style:style style:name="T4" style:family="text">
      <style:text-properties style:font-name="monospace" fo:font-size="12pt"/>
    </style:style>
    <style:style style:name="T5" style:family="text">
      <style:text-properties style:font-name="monospace" fo:font-size="12pt" officeooo:rsid="00075a75"/>
    </style:style>
    <style:style style:name="T6" style:family="text">
      <style:text-properties style:font-name="monospace" fo:font-size="12pt" officeooo:rsid="000a13af"/>
    </style:style>
    <style:style style:name="T7" style:family="text">
      <style:text-properties style:font-name="monospace" officeooo:rsid="000ac4f1"/>
    </style:style>
    <style:style style:name="T8" style:family="text">
      <style:text-properties style:font-name="monospace" officeooo:rsid="000c5730"/>
    </style:style>
    <style:style style:name="T9" style:family="text">
      <style:text-properties style:font-name="monospace" officeooo:rsid="000d00a4"/>
    </style:style>
    <style:style style:name="T10" style:family="text">
      <style:text-properties style:font-name="monospace" officeooo:rsid="00128f8f"/>
    </style:style>
    <style:style style:name="T11" style:family="text">
      <style:text-properties style:font-name="monospace" officeooo:rsid="001ace2c"/>
    </style:style>
    <style:style style:name="T12" style:family="text">
      <style:text-properties style:font-name="monospace" officeooo:rsid="001f2319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2pt"/>
    </style:style>
    <style:style style:name="T15" style:family="text">
      <style:text-properties style:font-name="Liberation Serif" fo:font-size="12pt" officeooo:rsid="00075a75"/>
    </style:style>
    <style:style style:name="T16" style:family="text">
      <style:text-properties style:font-name="Liberation Serif" fo:font-size="12pt" officeooo:rsid="000a13af"/>
    </style:style>
    <style:style style:name="T17" style:family="text">
      <style:text-properties style:font-name="Liberation Serif" officeooo:rsid="000ac4f1"/>
    </style:style>
    <style:style style:name="T18" style:family="text">
      <style:text-properties style:font-name="Liberation Serif" officeooo:rsid="000c5730"/>
    </style:style>
    <style:style style:name="T19" style:family="text">
      <style:text-properties style:font-name="Liberation Serif" officeooo:rsid="000d00a4"/>
    </style:style>
    <style:style style:name="T20" style:family="text">
      <style:text-properties style:font-name="Liberation Serif" officeooo:rsid="0011dc82"/>
    </style:style>
    <style:style style:name="T21" style:family="text">
      <style:text-properties style:font-name="Liberation Serif" officeooo:rsid="00128f8f"/>
    </style:style>
    <style:style style:name="T22" style:family="text">
      <style:text-properties style:font-name="Liberation Serif" officeooo:rsid="0015a66e"/>
    </style:style>
    <style:style style:name="T23" style:family="text">
      <style:text-properties style:font-name="Liberation Serif" officeooo:rsid="0017f51f"/>
    </style:style>
    <style:style style:name="T24" style:family="text">
      <style:text-properties style:font-name="Liberation Serif" officeooo:rsid="001f2319"/>
    </style:style>
    <style:style style:name="T25" style:family="text">
      <style:text-properties style:font-name="Liberation Serif" officeooo:rsid="001fab13"/>
    </style:style>
    <style:style style:name="T26" style:family="text">
      <style:text-properties style:font-name="Liberation Serif" officeooo:rsid="0026ff68"/>
    </style:style>
    <style:style style:name="T27" style:family="text">
      <style:text-properties style:font-name="Liberation Serif" officeooo:rsid="0028b266"/>
    </style:style>
    <style:style style:name="T28" style:family="text">
      <style:text-properties style:font-name="monospace1" fo:font-size="12pt"/>
    </style:style>
    <style:style style:name="T29" style:family="text">
      <style:text-properties style:font-name="mONOSPACE" fo:font-size="12pt"/>
    </style:style>
    <style:style style:name="T30" style:family="text">
      <style:text-properties style:font-name="monosace" fo:font-size="12pt"/>
    </style:style>
    <style:style style:name="T31" style:family="text">
      <style:text-properties style:text-position="sub 58%" style:font-name="monospace" fo:font-size="12pt" officeooo:rsid="000a13af"/>
    </style:style>
    <style:style style:name="T32" style:family="text">
      <style:text-properties style:text-position="0% 100%" style:font-name="monospace" fo:font-size="12pt" fo:font-weight="normal" style:font-weight-asian="normal" style:font-weight-complex="normal"/>
    </style:style>
    <style:style style:name="T33" style:family="text">
      <style:text-properties style:text-position="0% 100%" style:font-name="Liberation Serif" fo:font-size="12pt" fo:font-weight="normal" style:font-weight-asian="normal" style:font-weight-complex="normal"/>
    </style:style>
    <style:style style:name="T34" style:family="text">
      <style:text-properties style:text-position="0% 100%" style:font-name="Liberation Serif" fo:font-size="12pt" fo:font-weight="normal" officeooo:rsid="000a13af" style:font-weight-asian="normal" style:font-weight-complex="normal"/>
    </style:style>
    <style:style style:name="T35" style:family="text">
      <style:text-properties style:text-position="0% 100%" style:font-name="Liberation Serif" fo:font-size="12pt" fo:font-weight="normal" officeooo:rsid="0023460d" style:font-weight-asian="normal" style:font-weight-complex="normal"/>
    </style:style>
    <style:style style:name="T36" style:family="text">
      <style:text-properties officeooo:rsid="000ac4f1"/>
    </style:style>
    <style:style style:name="T37" style:family="text">
      <style:text-properties officeooo:rsid="0015a66e"/>
    </style:style>
    <style:style style:name="T38" style:family="text">
      <style:text-properties officeooo:rsid="001ace2c"/>
    </style:style>
    <style:style style:name="T39" style:family="text">
      <style:text-properties officeooo:rsid="001f2319"/>
    </style:style>
    <style:style style:name="T40" style:family="text">
      <style:text-properties officeooo:rsid="002aa30a"/>
    </style:style>
    <style:style style:name="T41" style:family="text">
      <style:text-properties officeooo:rsid="002bb2dd"/>
    </style:style>
    <style:style style:name="T42" style:family="text">
      <style:text-properties officeooo:rsid="002d614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Zadanie 1.</text:h>
      <text:h text:style-name="P30" text:outline-level="3">1.1 Opis problemu:</text:h>
      <text:p text:style-name="P3"><text:span text:style-name="T1">1.1.1 Napisać program <text:s/>języku </text:span><text:span text:style-name="T3">julia </text:span><text:span text:style-name="T15">wyznaczający iteracyjnie epsilony maszynowe dla wszystkich dostępnych typów zmiennopozycyjnych </text:span><text:span text:style-name="T28">Float16, Float32, Float64</text:span><text:span text:style-name="T14"> </text:span><text:span text:style-name="T15">i porównać z wartościami zwracanymi przez funkcję </text:span><text:span text:style-name="T5">eps </text:span><text:span text:style-name="T15">oraz nagłówkami </text:span><text:span text:style-name="T5">float.h</text:span><text:span text:style-name="T15"> języka c. </text:span><text:span text:style-name="T16">Jaki związek ma liczba </text:span><text:span text:style-name="T6">macheps</text:span><text:span text:style-name="T16"> z precyzją arytmetyki?</text:span></text:p>
      <text:p text:style-name="P2"><text:span text:style-name="T15">1.1.2 </text:span><text:span text:style-name="T14">Napisać program w języku </text:span><text:span text:style-name="T28">Julia </text:span><text:span text:style-name="T14">wyznaczający iteracyjnie liczbę </text:span><text:span text:style-name="T29">eta</text:span><text:span text:style-name="T14"> taką, że </text:span><text:span text:style-name="T29">eta &gt; 0.0</text:span><text:span text:style-name="T14"> dla wszystkich typów zmiennopozycyjnych </text:span><text:span text:style-name="T30">Float16</text:span><text:span text:style-name="T14">, </text:span><text:span text:style-name="T4">Float32</text:span><text:span text:style-name="T14">, </text:span><text:span text:style-name="T4">Float64</text:span><text:span text:style-name="T14"> , zgodnych ze standar- dem </text:span><text:span text:style-name="T4">IEEE 754</text:span><text:span text:style-name="T14"> ( half, single, double ), i porównać z wartościami zwracanymi przez funkcje: </text:span><text:span text:style-name="T4">nextfloat(Float16(0.0)), nextfloat(Float32(0.0)), nextfloat(Float64(0.0))</text:span><text:span text:style-name="T14">.</text:span><text:span text:style-name="T16"> Jaki związek ma liczba </text:span><text:span text:style-name="T6">eta</text:span><text:span text:style-name="T16"> z liczbą </text:span><text:span text:style-name="T6">MIN</text:span><text:span text:style-name="T31">sub</text:span><text:span text:style-name="T34">?</text:span></text:p>
      <text:p text:style-name="P4"><text:span text:style-name="T33">1.1.3 Napisać program w języku </text:span><text:span text:style-name="T32">Julia</text:span><text:span text:style-name="T33"> wyznaczający iteracyjnie liczbę </text:span><text:span text:style-name="T32">MAX</text:span><text:span text:style-name="T33"> dla wszystkich typów zmiennopozycyjnych i porównać z wartościami zwracanymi przez funk</text:span><text:span text:style-name="T35">c</text:span><text:span text:style-name="T33">ję </text:span><text:span text:style-name="T32">realmax()</text:span><text:span text:style-name="T33"> oraz wartościami w pliku nagłówkowym </text:span><text:span text:style-name="T32">float.h</text:span><text:span text:style-name="T33">.</text:span></text:p>
      <text:h text:style-name="P31" text:outline-level="3">1.2 Rozwiązanie:</text:h>
      <text:p text:style-name="P5">1.2.1 <text:span text:style-name="T36">Weźmy więc reprezentację jedynki w danym typie i dodawajmy do niej coraz mniejszą liczbę również w tym samym typie. Tą drugą będzie szukany </text:span><text:span text:style-name="T17">macheps. Zacznijmy</text:span><text:span text:style-name="T36"> więc od jedynki i dzielmy ją przez 2, sprawdzając cały czas czy nasza suma jest większa od jedynki. Jeśli nasz warunek nie będzie spełniony, znaczy to że liczba dzielona cały czas przez 2 jest już za mała. Przerywamy pętlę a liczbę mnożymy razy 2 aby otrzymać najmniejszą liczbę spełniającą warunek </text:span><text:span text:style-name="T7">fl(1 + macheps) &gt; 0</text:span><text:span text:style-name="T17">.</text:span></text:p>
      <text:p text:style-name="P6"><text:span text:style-name="T13">1.2.2 </text:span><text:span text:style-name="T18">Weźmy reprezentację jedynki w danym typie. Będzie to szukana liczba </text:span><text:span text:style-name="T8">eta</text:span><text:span text:style-name="T18">. Dzielmy teraz ją przez 2 tak długo dopóki liczba ta jest większa od zera. W ten sposób otrzymamy najmniejszą liczbę </text:span><text:span text:style-name="T8">eta &gt; 0</text:span><text:span text:style-name="T18">.</text:span></text:p>
      <text:p text:style-name="P7"><text:span text:style-name="T13">1.2.3 Weźmy liczb</text:span><text:span text:style-name="T26">ę</text:span><text:span text:style-name="T13"> 1 w danym typie. Wiemy jak wygląda jej reprezentacja (możemy to sprawdzić funkcją </text:span><text:span text:style-name="T2">bits()</text:span><text:span text:style-name="T13">). <text:s/>Zwykłe mnożenie razy 2 nie pozwoli nam na osiągniecie wartości maksymalnej, ponieważ część ułamkowa mantysy – </text:span><text:span text:style-name="T2">f</text:span><text:span text:style-name="T13"> będzie wynosiła 0. Zacznijmy więc od uzupełnienia części ułamkowej reprezentacji liczby 1 jedynkami. Teraz mnożąc razy dwa i kontrolując </text:span><text:span text:style-name="T19">naszą liczbę funkcją </text:span><text:span text:style-name="T9">isinf()</text:span><text:span text:style-name="T19"> będziemy pewni że otrzymamy maksymalną wartość w danym typie.</text:span></text:p>
      <text:h text:style-name="P32" text:outline-level="3">1.3 Wyniki:</text:h>
      <text:p text:style-name="P8">1.3.1 Program załączony zwraca 2 wyniki dla każdego typu. Jeden obliczony przy użyciu funkcji <text:span text:style-name="T2">eps()</text:span><text:span text:style-name="T13">, drugi przy użyciu metody i</text:span><text:span text:style-name="T27">t</text:span><text:span text:style-name="T13">eracyjnej opisanej powyżej:</text:span></text:p>
      <text:p text:style-name="P9"><text:soft-page-break/>Float64: [ eps: <text:bookmark-start text:name="__DdeLink__209_212300823"/>2.220446049250313e-16<text:bookmark-end text:name="__DdeLink__209_212300823"/>]</text:p>
      <text:p text:style-name="P10">Float32: [ eps: 1.1920929e-7]</text:p>
      <text:p text:style-name="P10">Float16: [ eps: 0.000977]</text:p>
      <text:p text:style-name="P10">Float64: eps 2.220446049250313e-16</text:p>
      <text:p text:style-name="P10">Float32: eps 1.1920929e-7</text:p>
      <text:p text:style-name="P10">Float16: eps 0.000977</text:p>
      <text:p text:style-name="P11"><text:span text:style-name="T13">Poniżej wypisane są wyniki z nagłówka </text:span>float.h<text:span text:style-name="T13">:</text:span></text:p>
      <text:p text:style-name="P26">DBL_EPSILON = 2.22045e-16</text:p>
      <text:p text:style-name="P26">FLT_EPSILON = 1.19209e-07</text:p>
      <text:p text:style-name="P23"><text:span text:style-name="Example"><text:span text:style-name="T2">LDBL_EPSILON </text:span></text:span><text:span text:style-name="Example"><text:span text:style-name="T11">=</text:span></text:span><text:span text:style-name="Example"><text:span text:style-name="T2"> </text:span></text:span><text:span text:style-name="Source_20_Text"><text:span text:style-name="T2">1E-9</text:span></text:span><text:span text:style-name="Example"><text:span text:style-name="T2"> or smaller</text:span></text:span></text:p>
      <text:p text:style-name="P20"><text:span text:style-name="Example"><text:span text:style-name="T20"/></text:span></text:p>
      <text:p text:style-name="P21"><text:span text:style-name="Example"><text:span text:style-name="T20">1.3.2 </text:span></text:span><text:span text:style-name="Example"><text:span text:style-name="T21">Poniżej wypisane są wyniki zwracane przez funkcję </text:span></text:span><text:span text:style-name="Example"><text:span text:style-name="T10">nextloat()</text:span></text:span><text:span text:style-name="Example"><text:span text:style-name="T21">:</text:span></text:span></text:p>
      <text:p text:style-name="P22"><text:span text:style-name="Example"><text:span text:style-name="T10">Float64: [ nextfloat: 5.0e-324]</text:span></text:span></text:p>
      <text:p text:style-name="P22"><text:span text:style-name="Example"><text:span text:style-name="T10">Float32: [ nextfloat: 1.0e-45]</text:span></text:span></text:p>
      <text:p text:style-name="P22"><text:span text:style-name="Example"><text:span text:style-name="T10">Float16: [ nextfloat: 6.0e-8]</text:span></text:span></text:p>
      <text:p text:style-name="P22"><text:span text:style-name="Example"><text:span text:style-name="T10"/></text:span></text:p>
      <text:p text:style-name="P14">Tutaj wyniki zwracane w obliczeniach, dodatkowo wyświetlana binarna reprezentacja: </text:p>
      <text:p text:style-name="P24">Float64: eta [5.0e-324, 0000000000000000000000000000000000000000000000000000000000000001]</text:p>
      <text:p text:style-name="P24">Float32: eta [1.0e-45, 00000000000000000000000000000001]</text:p>
      <text:p text:style-name="P24">Float16: eta [6.0e-8, 0000000000000001]</text:p>
      <text:p text:style-name="P14"/>
      <text:p text:style-name="P24"><text:span text:style-name="T13">1.3.3 </text:span><text:span text:style-name="T22">Poniżej prezentowane są wyniki zwracane przez funkcję </text:span><text:span text:style-name="T37">realmax</text:span><text:span text:style-name="T22">:</text:span></text:p>
      <text:p text:style-name="P25">Float64: [ MAX: 1.7976931348623157e308]</text:p>
      <text:p text:style-name="P25">Float32: [ MAX: 3.4028235e38]</text:p>
      <text:p text:style-name="P25">Float16: [ MAX: 6.55e4]</text:p>
      <text:p text:style-name="P16"/>
      <text:p text:style-name="P16">Tutaj wyniki mojej funkcji liczącej:</text:p>
      <text:p text:style-name="P25">Float64: max 1.7976931348623157e308</text:p>
      <text:p text:style-name="P25">Float32: max 3.4028235e38</text:p>
      <text:p text:style-name="P25">Float16: max 6.55e4</text:p>
      <text:p text:style-name="P16"/>
      <text:p text:style-name="P25"><text:span text:style-name="T13">Wartości z pliku nagłówkowego </text:span>float.h<text:span text:style-name="T13">:</text:span></text:p>
      <text:p text:style-name="P27">FLT_MAX <text:s/><text:span text:style-name="T39">3.40282 e+38</text:span></text:p>
      <text:p text:style-name="P27">DBL_MAX <text:s/>1.<text:span text:style-name="T39">79769 e</text:span>+3<text:span text:style-name="T39">08</text:span></text:p>
      <text:p text:style-name="P28"><text:s/></text:p>
      <text:p text:style-name="P17"/>
      <text:h text:style-name="P33" text:outline-level="3">1.4 Wnioski:</text:h>
      <text:p text:style-name="P12"><text:span text:style-name="T38">1.4.1 </text:span>Obliczona wartość <text:span text:style-name="T2">macheps</text:span><text:span text:style-name="T13"> jest precyzją arytmetyki. Przykład dla arytmetyki single (Float</text:span><text:span text:style-name="T23">64</text:span><text:span text:style-name="T13">):</text:span></text:p>
      <text:p text:style-name="P13"><text:soft-page-break/><draw:frame draw:style-name="fr1" draw:name="Object1" text:anchor-type="as-char" svg:y="-0.3453in" svg:width="1.5693in" svg:height="0.5547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3" text:anchor-type="as-char" svg:y="-0.172in" svg:width="4.5272in" svg:height="0.207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5">P<text:span text:style-name="T40">o</text:span>nadto obliczone wartości są równe z wartościami zwracanymi prze<text:span text:style-name="T41">z</text:span> funkcję <text:span text:style-name="T2">eps()</text:span> oraz przez nagłówek <text:span text:style-name="T2">float.h</text:span>.</text:p>
      <text:p text:style-name="P15"/>
      <text:p text:style-name="P15">1.4.2 </text:p>
      <text:p text:style-name="P18"><draw:frame draw:style-name="fr1" draw:name="Object2" text:anchor-type="as-char" svg:y="-0.2654in" svg:width="2.2193in" svg:height="0.356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9">Wynik tego działania dla typu double (float64) to:</text:p>
      <text:p text:style-name="P19"><draw:frame draw:style-name="fr1" draw:name="Object4" text:anchor-type="as-char" svg:y="-0.2575in" svg:width="1.2402in" svg:height="0.31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9">Co jest równe naszemu wynikowi, oraz wartości zwróconej przez funkcję <text:span text:style-name="T2">nextfloat()</text:span><text:span text:style-name="T13">.</text:span></text:p>
      <text:p text:style-name="P19"><text:span text:style-name="T13">Zgodnie z przewidywaniami wartość </text:span><text:span text:style-name="T2">eta </text:span><text:span text:style-name="T13">jest wartością „minimal subnormal”.</text:span></text:p>
      <text:p text:style-name="P19"/>
      <text:p text:style-name="P19"><text:span text:style-name="T13">1.4.3 Wartoś</text:span><text:span text:style-name="T42">c</text:span><text:span text:style-name="T13">i zwracane przez funkcję </text:span><text:span text:style-name="T12">realmax()</text:span><text:span text:style-name="T24"> są takie same jak wartości otrzymane w rozwiązaniu. </text:span><text:span text:style-name="T25">Jest to maksymalna wartość jaką można otrzymać w danej arytmety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ace" svg:font-family="monosace"/>
    <style:font-face style:name="monospace1" svg:font-family="monospace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mONOSPACE" svg:font-family="mONOSPACE" style:font-pitch="fixed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fdc1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5:07:23.027498540</meta:creation-date>
    <dc:date>2017-10-22T19:53:43.542385467</dc:date>
    <meta:editing-duration>PT40M4S</meta:editing-duration>
    <meta:editing-cycles>21</meta:editing-cycles>
    <meta:generator>LibreOffice/5.3.6.1$Linux_X86_64 LibreOffice_project/30m0$Build-1</meta:generator>
    <meta:document-statistic meta:table-count="0" meta:image-count="0" meta:object-count="4" meta:page-count="3" meta:paragraph-count="53" meta:word-count="541" meta:character-count="3942" meta:non-whitespace-character-count="3442"/>
  </office:meta>
</office:document-meta>
</file>

<file path=Object 1/content.xml><?xml version="1.0" encoding="utf-8"?>
<math xmlns="http://www.w3.org/1998/Math/MathML" display="block">
  <semantics>
    <mrow>
      <mi mathvariant="normal">ε</mi>
      <mo stretchy="false">=</mo>
      <mrow>
        <mfrac>
          <mn>1</mn>
          <mn>2</mn>
        </mfrac>
        <mo stretchy="false">⋅</mo>
        <msup>
          <mi mathvariant="normal">β</mi>
          <mrow>
            <mn>1</mn>
            <mo stretchy="false">−</mo>
            <mi mathvariant="normal">τ</mi>
          </mrow>
        </msup>
      </mrow>
      <mo stretchy="false">=</mo>
      <msup>
        <mn>2</mn>
        <mrow>
          <mo stretchy="false">−</mo>
          <mn>52</mn>
        </mrow>
      </msup>
    </mrow>
    <annotation encoding="StarMath 5.0">%varepsilon = {1} over {2} cdot  %beta^{1- %tau } =  {2}^{-52}</annotation>
  </semantics>
</math>
</file>

<file path=Object 2/content.xml><?xml version="1.0" encoding="utf-8"?>
<math xmlns="http://www.w3.org/1998/Math/MathML" display="block">
  <semantics>
    <mrow>
      <msub>
        <mi mathvariant="italic">MIN</mi>
        <mtext>sub</mtext>
      </msub>
      <mo stretchy="false">=</mo>
      <mrow>
        <msup>
          <mn>2</mn>
          <mrow>
            <mo fence="true" stretchy="false">(</mo>
            <mrow>
              <mrow>
                <mi>−</mi>
                <mrow>
                  <mo fence="true" stretchy="false">(</mo>
                  <mrow>
                    <mrow>
                      <mi>t</mi>
                      <mi>−</mi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</msup>
        <mo stretchy="false">⋅</mo>
        <msup>
          <mn>2</mn>
          <mrow>
            <mo fence="true" stretchy="false">(</mo>
            <mrow>
              <msub>
                <mi>c</mi>
                <mi mathvariant="italic">min</mi>
              </msub>
            </mrow>
            <mo fence="true" stretchy="false">)</mo>
          </mrow>
        </msup>
      </mrow>
    </mrow>
    <annotation encoding="StarMath 5.0">MIN_{"sub"} = 2^(−(t−1)) cdot 2^(c_min)</annotation>
  </semantics>
</math>
</file>

<file path=Object 3/content.xml><?xml version="1.0" encoding="utf-8"?>
<math xmlns="http://www.w3.org/1998/Math/MathML" display="block">
  <semantics>
    <mrow>
      <mtext>=</mtext>
      <mn>2.220446049250313080847263336181640625</mn>
      <mi>×</mi>
      <mrow>
        <msup>
          <mn>10</mn>
          <mrow>
            <mo stretchy="false">−</mo>
            <mn>16</mn>
          </mrow>
        </msup>
        <mo stretchy="false">=</mo>
        <mi mathvariant="italic">macheps</mi>
      </mrow>
    </mrow>
    <annotation encoding="StarMath 5.0"> "=" 2.220446049250313080847263336181640625 × 10^-16 = macheps</annotation>
  </semantics>
</math>
</file>

<file path=Object 4/content.xml><?xml version="1.0" encoding="utf-8"?>
<math xmlns="http://www.w3.org/1998/Math/MathML" display="block">
  <semantics>
    <mrow>
      <mtext>=</mtext>
      <mrow>
        <mn>4.9</mn>
        <mo stretchy="false">⋅</mo>
        <msup>
          <mn>10</mn>
          <mrow>
            <mo stretchy="false">−</mo>
            <mn>324</mn>
          </mrow>
        </msup>
      </mrow>
    </mrow>
    <annotation encoding="StarMath 5.0">"=" 4.9 cdot 10^-324</annotation>
  </semantics>
</math>
</file>